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 style:data-style-name="N10125">
      <style:table-cell-properties style:rotation-align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still missing COLEOPTERA! LEPIDOPTERA! (ants are qualiltatively measured)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Morpho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dult/larvae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/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/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/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/>
        </table:table-row>
        <table:table-row table:style-name="ro2">
          <table:table-cell office:value-type="string" calcext:value-type="string">
            <text:p>orth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/>
        </table:table-row>
        <table:table-row table:style-name="ro2">
          <table:table-cell office:value-type="string" calcext:value-type="string">
            <text:p>orth0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/>
        </table:table-row>
        <table:table-row table:style-name="ro2">
          <table:table-cell office:value-type="string" calcext:value-type="string">
            <text:p>orth0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/>
        </table:table-row>
        <table:table-row table:style-name="ro2">
          <table:table-cell office:value-type="string" calcext:value-type="string">
            <text:p>orth0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/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/>
        </table:table-row>
        <table:table-row table:style-name="ro2">
          <table:table-cell office:value-type="string" calcext:value-type="string">
            <text:p>orth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8" calcext:value-type="date">
            <text:p>7/1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8" calcext:value-type="date">
            <text:p>7/18/2016</text:p>
          </table:table-cell>
          <table:table-cell/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8" calcext:value-type="date">
            <text:p>7/18/2016</text:p>
          </table:table-cell>
          <table:table-cell/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8" calcext:value-type="date">
            <text:p>7/1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8" calcext:value-type="date">
            <text:p>7/18/2016</text:p>
          </table:table-cell>
          <table:table-cell/>
        </table:table-row>
        <table:table-row table:style-name="ro2">
          <table:table-cell office:value-type="string" calcext:value-type="string">
            <text:p>orth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8" calcext:value-type="date">
            <text:p>7/18/2016</text:p>
          </table:table-cell>
          <table:table-cell/>
        </table:table-row>
        <table:table-row table:style-name="ro2">
          <table:table-cell office:value-type="string" calcext:value-type="string">
            <text:p>orth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s1</text:p>
          </table:table-cell>
          <table:table-cell table:style-name="ce4" office:value-type="date" office:date-value="2016-07-18" calcext:value-type="date">
            <text:p>7/1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5" calcext:value-type="date">
            <text:p>7/2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s1</text:p>
          </table:table-cell>
          <table:table-cell table:style-name="ce4" office:value-type="date" office:date-value="2016-07-18" calcext:value-type="date">
            <text:p>7/18/2016</text:p>
          </table:table-cell>
          <table:table-cell/>
        </table:table-row>
        <table:table-row table:style-name="ro2">
          <table:table-cell office:value-type="string" calcext:value-type="string">
            <text:p>orth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s1</text:p>
          </table:table-cell>
          <table:table-cell table:style-name="ce4" office:value-type="date" office:date-value="2016-07-18" calcext:value-type="date">
            <text:p>7/18/2016</text:p>
          </table:table-cell>
          <table:table-cell/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s1</text:p>
          </table:table-cell>
          <table:table-cell table:style-name="ce4" office:value-type="date" office:date-value="2016-07-18" calcext:value-type="date">
            <text:p>7/18/2016</text:p>
          </table:table-cell>
          <table:table-cell/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s1</text:p>
          </table:table-cell>
          <table:table-cell table:style-name="ce4" office:value-type="date" office:date-value="2016-07-18" calcext:value-type="date">
            <text:p>7/18/2016</text:p>
          </table:table-cell>
          <table:table-cell/>
        </table:table-row>
        <table:table-row table:style-name="ro2">
          <table:table-cell office:value-type="string" calcext:value-type="string">
            <text:p>orth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s1</text:p>
          </table:table-cell>
          <table:table-cell table:style-name="ce4" office:value-type="date" office:date-value="2016-07-18" calcext:value-type="date">
            <text:p>7/1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s1</text:p>
          </table:table-cell>
          <table:table-cell table:style-name="ce4" office:value-type="date" office:date-value="2016-07-18" calcext:value-type="date">
            <text:p>7/1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s1</text:p>
          </table:table-cell>
          <table:table-cell table:style-name="ce4" office:value-type="date" office:date-value="2016-07-18" calcext:value-type="date">
            <text:p>7/18/2016</text:p>
          </table:table-cell>
          <table:table-cell/>
        </table:table-row>
        <table:table-row table:style-name="ro2">
          <table:table-cell office:value-type="string" calcext:value-type="string">
            <text:p>orth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s1</text:p>
          </table:table-cell>
          <table:table-cell table:style-name="ce4" office:value-type="date" office:date-value="2016-07-18" calcext:value-type="date">
            <text:p>7/1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  <table:table-cell table:style-name="ce4" office:value-type="date" office:date-value="2016-07-09" calcext:value-type="date">
            <text:p>7/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09" calcext:value-type="date">
            <text:p>7/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09" calcext:value-type="date">
            <text:p>7/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09" calcext:value-type="date">
            <text:p>7/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09" calcext:value-type="date">
            <text:p>7/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09" calcext:value-type="date">
            <text:p>7/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09" calcext:value-type="date">
            <text:p>7/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09" calcext:value-type="date">
            <text:p>7/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09" calcext:value-type="date">
            <text:p>7/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09" calcext:value-type="date">
            <text:p>7/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09" calcext:value-type="date">
            <text:p>7/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09" calcext:value-type="date">
            <text:p>7/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09" calcext:value-type="date">
            <text:p>7/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09" calcext:value-type="date">
            <text:p>7/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09" calcext:value-type="date">
            <text:p>7/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09" calcext:value-type="date">
            <text:p>7/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09" calcext:value-type="date">
            <text:p>7/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6" calcext:value-type="date">
            <text:p>7/26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6" calcext:value-type="date">
            <text:p>7/2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homano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homano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homano</text:p>
          </table:table-cell>
          <table:table-cell table:style-name="ce4" office:value-type="date" office:date-value="2016-07-26" calcext:value-type="date">
            <text:p>7/2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homano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6" calcext:value-type="date">
            <text:p>7/2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6" calcext:value-type="date">
            <text:p>7/2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6" calcext:value-type="date">
            <text:p>7/2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orth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  <table:table-cell table:style-name="ce4" office:value-type="date" office:date-value="2016-08-15" calcext:value-type="date">
            <text:p>8/15/2016</text:p>
          </table:table-cell>
          <table:table-cell/>
        </table:table-row>
        <table:table-row table:style-name="ro2">
          <table:table-cell office:value-type="string" calcext:value-type="string">
            <text:p>orth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  <table:table-cell table:style-name="ce4" office:value-type="date" office:date-value="2016-08-15" calcext:value-type="date">
            <text:p>8/15/2016</text:p>
          </table:table-cell>
          <table:table-cell/>
        </table:table-row>
        <table:table-row table:style-name="ro2">
          <table:table-cell office:value-type="string" calcext:value-type="string">
            <text:p>orth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5" calcext:value-type="date">
            <text:p>8/1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5" calcext:value-type="date">
            <text:p>8/15/2016</text:p>
          </table:table-cell>
          <table:table-cell/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5" calcext:value-type="date">
            <text:p>8/15/2016</text:p>
          </table:table-cell>
          <table:table-cell/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5" calcext:value-type="date">
            <text:p>8/15/2016</text:p>
          </table:table-cell>
          <table:table-cell/>
        </table:table-row>
        <table:table-row table:style-name="ro2">
          <table:table-cell office:value-type="string" calcext:value-type="string">
            <text:p>orth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5" calcext:value-type="date">
            <text:p>8/15/2016</text:p>
          </table:table-cell>
          <table:table-cell/>
        </table:table-row>
        <table:table-row table:style-name="ro2">
          <table:table-cell office:value-type="string" calcext:value-type="string">
            <text:p>orth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5" calcext:value-type="date">
            <text:p>8/15/2016</text:p>
          </table:table-cell>
          <table:table-cell/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ta</text:p>
          </table:table-cell>
          <table:table-cell table:style-name="ce4" office:value-type="date" office:date-value="2016-07-14" calcext:value-type="date">
            <text:p>7/14/2016</text:p>
          </table:table-cell>
          <table:table-cell/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4" calcext:value-type="date">
            <text:p>7/14/2016</text:p>
          </table:table-cell>
          <table:table-cell/>
        </table:table-row>
        <table:table-row table:style-name="ro2">
          <table:table-cell office:value-type="string" calcext:value-type="string">
            <text:p>orth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4" calcext:value-type="date">
            <text:p>7/14/2016</text:p>
          </table:table-cell>
          <table:table-cell/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4" calcext:value-type="date">
            <text:p>7/14/2016</text:p>
          </table:table-cell>
          <table:table-cell/>
        </table:table-row>
        <table:table-row table:style-name="ro2">
          <table:table-cell office:value-type="string" calcext:value-type="string">
            <text:p>orth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4" calcext:value-type="date">
            <text:p>7/14/2016</text:p>
          </table:table-cell>
          <table:table-cell/>
        </table:table-row>
        <table:table-row table:style-name="ro2">
          <table:table-cell office:value-type="string" calcext:value-type="string">
            <text:p>orth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4" calcext:value-type="date">
            <text:p>7/14/2016</text:p>
          </table:table-cell>
          <table:table-cell/>
        </table:table-row>
        <table:table-row table:style-name="ro2">
          <table:table-cell office:value-type="string" calcext:value-type="string">
            <text:p>orth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4" calcext:value-type="date">
            <text:p>7/14/2016</text:p>
          </table:table-cell>
          <table:table-cell/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4" calcext:value-type="date">
            <text:p>7/1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acata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acata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  <table:table-cell table:style-name="ce4" office:value-type="date" office:date-value="2016-08-06" calcext:value-type="date">
            <text:p>8/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1" calcext:value-type="date">
            <text:p>7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breyce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3" calcext:value-type="date">
            <text:p>7/2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3" calcext:value-type="date">
            <text:p>7/2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3" calcext:value-type="date">
            <text:p>7/2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3" calcext:value-type="date">
            <text:p>7/2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3" calcext:value-type="date">
            <text:p>7/2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3" calcext:value-type="date">
            <text:p>7/2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3" calcext:value-type="date">
            <text:p>7/2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3" calcext:value-type="date">
            <text:p>7/2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3" calcext:value-type="date">
            <text:p>7/2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3" calcext:value-type="date">
            <text:p>7/2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3" calcext:value-type="date">
            <text:p>7/2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3" calcext:value-type="date">
            <text:p>7/2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3" calcext:value-type="date">
            <text:p>7/2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humano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humano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5" calcext:value-type="date">
            <text:p>8/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8" calcext:value-type="date">
            <text:p>8/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8" calcext:value-type="date">
            <text:p>8/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eum</text:p>
          </table:table-cell>
          <table:table-cell table:style-name="ce4" office:value-type="date" office:date-value="2016-08-08" calcext:value-type="date">
            <text:p>8/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eum</text:p>
          </table:table-cell>
          <table:table-cell table:style-name="ce4" office:value-type="date" office:date-value="2016-08-08" calcext:value-type="date">
            <text:p>8/8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eum</text:p>
          </table:table-cell>
          <table:table-cell table:style-name="ce4" office:value-type="date" office:date-value="2016-08-08" calcext:value-type="date">
            <text:p>8/8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eum</text:p>
          </table:table-cell>
          <table:table-cell table:style-name="ce4" office:value-type="date" office:date-value="2016-08-08" calcext:value-type="date">
            <text:p>8/8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eum</text:p>
          </table:table-cell>
          <table:table-cell table:style-name="ce4" office:value-type="date" office:date-value="2016-08-08" calcext:value-type="date">
            <text:p>8/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8-08" calcext:value-type="date">
            <text:p>8/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8-08" calcext:value-type="date">
            <text:p>8/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8-08" calcext:value-type="date">
            <text:p>8/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8-08" calcext:value-type="date">
            <text:p>8/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8-08" calcext:value-type="date">
            <text:p>8/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8-08" calcext:value-type="date">
            <text:p>8/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sida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sida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20" calcext:value-type="date">
            <text:p>8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g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g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g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g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1" calcext:value-type="date">
            <text:p>8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pipeum</text:p>
          </table:table-cell>
          <table:table-cell table:style-name="ce4" office:value-type="date" office:date-value="2016-08-11" calcext:value-type="date">
            <text:p>8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cordte</text:p>
          </table:table-cell>
          <table:table-cell table:style-name="ce4" office:value-type="date" office:date-value="2016-08-11" calcext:value-type="date">
            <text:p>8/1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cordte</text:p>
          </table:table-cell>
          <table:table-cell table:style-name="ce4" office:value-type="date" office:date-value="2016-08-11" calcext:value-type="date">
            <text:p>8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11" calcext:value-type="date">
            <text:p>8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11" calcext:value-type="date">
            <text:p>8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11" calcext:value-type="date">
            <text:p>8/1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11" calcext:value-type="date">
            <text:p>8/1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11" calcext:value-type="date">
            <text:p>8/1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11" calcext:value-type="date">
            <text:p>8/1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11" calcext:value-type="date">
            <text:p>8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11" calcext:value-type="date">
            <text:p>8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11" calcext:value-type="date">
            <text:p>8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11" calcext:value-type="date">
            <text:p>8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11" calcext:value-type="date">
            <text:p>8/1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ficuco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eum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sorgp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sorgp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sorgp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prems1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brence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brence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0" calcext:value-type="date">
            <text:p>7/20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ficucp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ficucp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6</text:p>
          </table:table-cell>
          <table:table-cell office:value-type="string" calcext:value-type="string">
            <text:p>pipead</text:p>
          </table:table-cell>
          <table:table-cell table:style-name="ce4" office:value-type="date" office:date-value="2016-08-16" calcext:value-type="date">
            <text:p>8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6</text:p>
          </table:table-cell>
          <table:table-cell office:value-type="string" calcext:value-type="string">
            <text:p>pipead</text:p>
          </table:table-cell>
          <table:table-cell table:style-name="ce4" office:value-type="date" office:date-value="2016-08-16" calcext:value-type="date">
            <text:p>8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style-name="ce4" office:value-type="date" office:date-value="2016-08-19" calcext:value-type="date">
            <text:p>8/1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8" calcext:value-type="date">
            <text:p>8/1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8" calcext:value-type="date">
            <text:p>8/1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  <table:table-cell table:style-name="ce4" office:value-type="date" office:date-value="2016-08-18" calcext:value-type="date">
            <text:p>8/1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18" calcext:value-type="date">
            <text:p>8/18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18" calcext:value-type="date">
            <text:p>8/1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18" calcext:value-type="date">
            <text:p>8/1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8" calcext:value-type="date">
            <text:p>8/1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8" calcext:value-type="date">
            <text:p>8/1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8" calcext:value-type="date">
            <text:p>8/1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8" calcext:value-type="date">
            <text:p>8/1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8" calcext:value-type="date">
            <text:p>8/1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8" calcext:value-type="date">
            <text:p>8/18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acata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acata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acata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anies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anies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anies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remob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remob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remob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remob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5" calcext:value-type="date">
            <text:p>7/1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5" calcext:value-type="date">
            <text:p>7/1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5" calcext:value-type="date">
            <text:p>7/1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5" calcext:value-type="date">
            <text:p>7/1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5" calcext:value-type="date">
            <text:p>7/1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5" calcext:value-type="date">
            <text:p>7/1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5" calcext:value-type="date">
            <text:p>7/1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5" calcext:value-type="date">
            <text:p>7/15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anies</text:p>
          </table:table-cell>
          <table:table-cell table:style-name="ce4" office:value-type="date" office:date-value="2016-07-29" calcext:value-type="date">
            <text:p>7/2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9" calcext:value-type="date">
            <text:p>7/2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9" calcext:value-type="date">
            <text:p>7/2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9" calcext:value-type="date">
            <text:p>7/2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9" calcext:value-type="date">
            <text:p>7/2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9" calcext:value-type="date">
            <text:p>7/2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9" calcext:value-type="date">
            <text:p>7/2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9" calcext:value-type="date">
            <text:p>7/2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9" calcext:value-type="date">
            <text:p>7/2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9" calcext:value-type="date">
            <text:p>7/2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9" calcext:value-type="date">
            <text:p>7/2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9" calcext:value-type="date">
            <text:p>7/2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9" calcext:value-type="date">
            <text:p>7/2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9" calcext:value-type="date">
            <text:p>7/2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9" calcext:value-type="date">
            <text:p>7/2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9" calcext:value-type="date">
            <text:p>7/29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9" calcext:value-type="date">
            <text:p>7/2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solanum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solanum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solanum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7-16" calcext:value-type="date">
            <text:p>7/16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2" calcext:value-type="date">
            <text:p>7/12/2016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arip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arip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arip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orth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ficu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h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rems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omo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7" calcext:value-type="date">
            <text:p>8/17/2016</text:p>
          </table:table-cell>
          <table:table-cell/>
        </table:table-row>
        <table:table-row table:style-name="ro2">
          <table:table-cell office:value-type="string" calcext:value-type="string">
            <text:p>homo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9" calcext:value-type="date">
            <text:p>7/19/201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homo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7-16" calcext:value-type="date">
            <text:p>7/16/2016</text:p>
          </table:table-cell>
          <table:table-cell/>
        </table:table-row>
        <table:table-row table:style-name="ro2">
          <table:table-cell table:style-name="ce1" office:value-type="string" calcext:value-type="string">
            <text:p>hemi02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/>
        </table:table-row>
        <table:table-row table:style-name="ro2">
          <table:table-cell office:value-type="string" calcext:value-type="string">
            <text:p>hemi07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9" calcext:value-type="date">
            <text:p>7/19/2016</text:p>
          </table:table-cell>
          <table:table-cell/>
        </table:table-row>
        <table:table-row table:style-name="ro2">
          <table:table-cell office:value-type="string" calcext:value-type="string">
            <text:p>hemi07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/>
        </table:table-row>
        <table:table-row table:style-name="ro2">
          <table:table-cell office:value-type="string" calcext:value-type="string">
            <text:p>hemi07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5" calcext:value-type="date">
            <text:p>7/25/2016</text:p>
          </table:table-cell>
          <table:table-cell/>
        </table:table-row>
        <table:table-row table:style-name="ro2">
          <table:table-cell office:value-type="string" calcext:value-type="string">
            <text:p>hemi07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20" calcext:value-type="date">
            <text:p>7/20/2016</text:p>
          </table:table-cell>
          <table:table-cell/>
        </table:table-row>
        <table:table-row table:style-name="ro2">
          <table:table-cell office:value-type="string" calcext:value-type="string">
            <text:p>hemi07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/>
        </table:table-row>
        <table:table-row table:style-name="ro2">
          <table:table-cell office:value-type="string" calcext:value-type="string">
            <text:p>hemi08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8-01" calcext:value-type="date">
            <text:p>8/1/2016</text:p>
          </table:table-cell>
          <table:table-cell/>
        </table:table-row>
        <table:table-row table:style-name="ro2">
          <table:table-cell office:value-type="string" calcext:value-type="string">
            <text:p>hemi08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/>
        </table:table-row>
        <table:table-row table:style-name="ro2">
          <table:table-cell office:value-type="string" calcext:value-type="string">
            <text:p>hemi01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/>
        </table:table-row>
        <table:table-row table:style-name="ro2">
          <table:table-cell office:value-type="string" calcext:value-type="string">
            <text:p>hemi089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/>
        </table:table-row>
        <table:table-row table:style-name="ro2">
          <table:table-cell office:value-type="string" calcext:value-type="string">
            <text:p>hemi03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7-16" calcext:value-type="date">
            <text:p>7/16/2016</text:p>
          </table:table-cell>
          <table:table-cell/>
        </table:table-row>
        <table:table-row table:style-name="ro2">
          <table:table-cell office:value-type="string" calcext:value-type="string">
            <text:p>hemi09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1" calcext:value-type="date">
            <text:p>7/11/2016</text:p>
          </table:table-cell>
          <table:table-cell/>
        </table:table-row>
        <table:table-row table:style-name="ro2">
          <table:table-cell office:value-type="string" calcext:value-type="string">
            <text:p>hemi09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/>
        </table:table-row>
        <table:table-row table:style-name="ro2">
          <table:table-cell office:value-type="string" calcext:value-type="string">
            <text:p>hemi09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6" calcext:value-type="date">
            <text:p>7/16/2016</text:p>
          </table:table-cell>
          <table:table-cell/>
        </table:table-row>
        <table:table-row table:style-name="ro2">
          <table:table-cell office:value-type="string" calcext:value-type="string">
            <text:p>hemi00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5" calcext:value-type="date">
            <text:p>7/25/2016</text:p>
          </table:table-cell>
          <table:table-cell/>
        </table:table-row>
        <table:table-row table:style-name="ro2">
          <table:table-cell office:value-type="string" calcext:value-type="string">
            <text:p>hemi059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20" calcext:value-type="date">
            <text:p>8/20/2016</text:p>
          </table:table-cell>
          <table:table-cell/>
        </table:table-row>
        <table:table-row table:style-name="ro2">
          <table:table-cell office:value-type="string" calcext:value-type="string">
            <text:p>hemi059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/>
        </table:table-row>
        <table:table-row table:style-name="ro2">
          <table:table-cell office:value-type="string" calcext:value-type="string">
            <text:p>hemi059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7" calcext:value-type="date">
            <text:p>8/17/2016</text:p>
          </table:table-cell>
          <table:table-cell/>
        </table:table-row>
        <table:table-row table:style-name="ro2">
          <table:table-cell office:value-type="string" calcext:value-type="string">
            <text:p>hemi00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/>
        </table:table-row>
        <table:table-row table:style-name="ro2">
          <table:table-cell office:value-type="string" calcext:value-type="string">
            <text:p>hemi03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8" calcext:value-type="date">
            <text:p>7/18/2016</text:p>
          </table:table-cell>
          <table:table-cell/>
        </table:table-row>
        <table:table-row table:style-name="ro2">
          <table:table-cell office:value-type="string" calcext:value-type="string">
            <text:p>hemi01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  <table:table-cell table:style-name="ce4" office:value-type="date" office:date-value="2016-07-20" calcext:value-type="date">
            <text:p>7/20/2016</text:p>
          </table:table-cell>
          <table:table-cell/>
        </table:table-row>
        <table:table-row table:style-name="ro2">
          <table:table-cell office:value-type="string" calcext:value-type="string">
            <text:p>hemi059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2" calcext:value-type="date">
            <text:p>7/12/2016</text:p>
          </table:table-cell>
          <table:table-cell/>
        </table:table-row>
        <table:table-row table:style-name="ro2">
          <table:table-cell office:value-type="string" calcext:value-type="string">
            <text:p>hemi09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1" calcext:value-type="date">
            <text:p>7/11/2016</text:p>
          </table:table-cell>
          <table:table-cell/>
        </table:table-row>
        <table:table-row table:style-name="ro2">
          <table:table-cell office:value-type="string" calcext:value-type="string">
            <text:p>hemi00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hemi05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/>
        </table:table-row>
        <table:table-row table:style-name="ro2">
          <table:table-cell office:value-type="string" calcext:value-type="string">
            <text:p>hemi03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lo</text:p>
          </table:table-cell>
          <table:table-cell table:style-name="ce4" office:value-type="date" office:date-value="2016-08-06" calcext:value-type="date">
            <text:p>8/6/2016</text:p>
          </table:table-cell>
          <table:table-cell/>
        </table:table-row>
        <table:table-row table:style-name="ro2">
          <table:table-cell office:value-type="string" calcext:value-type="string">
            <text:p>hemi09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/>
        </table:table-row>
        <table:table-row table:style-name="ro2">
          <table:table-cell office:value-type="string" calcext:value-type="string">
            <text:p>hemi03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3" calcext:value-type="date">
            <text:p>7/13/2016</text:p>
          </table:table-cell>
          <table:table-cell/>
        </table:table-row>
        <table:table-row table:style-name="ro2">
          <table:table-cell office:value-type="string" calcext:value-type="string">
            <text:p>hemi006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hemi03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table:style-name="ce4" office:value-type="date" office:date-value="2016-07-25" calcext:value-type="date">
            <text:p>7/25/2016</text:p>
          </table:table-cell>
          <table:table-cell/>
        </table:table-row>
        <table:table-row table:style-name="ro2">
          <table:table-cell office:value-type="string" calcext:value-type="string">
            <text:p>hemi009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/>
        </table:table-row>
        <table:table-row table:style-name="ro2">
          <table:table-cell office:value-type="string" calcext:value-type="string">
            <text:p>hemi039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/>
        </table:table-row>
        <table:table-row table:style-name="ro2">
          <table:table-cell office:value-type="string" calcext:value-type="string">
            <text:p>hemi09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1" calcext:value-type="date">
            <text:p>7/11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2" calcext:value-type="date">
            <text:p>8/12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3" calcext:value-type="date">
            <text:p>7/13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1" calcext:value-type="date">
            <text:p>8/1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18" calcext:value-type="date">
            <text:p>8/18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20" calcext:value-type="date">
            <text:p>8/20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8-10" calcext:value-type="date">
            <text:p>8/10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3" calcext:value-type="date">
            <text:p>8/3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3" calcext:value-type="date">
            <text:p>7/13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5" calcext:value-type="date">
            <text:p>8/5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6" calcext:value-type="date">
            <text:p>7/16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4" calcext:value-type="date">
            <text:p>7/14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5" calcext:value-type="date">
            <text:p>7/15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6" calcext:value-type="date">
            <text:p>8/6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7" calcext:value-type="date">
            <text:p>8/17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11" calcext:value-type="date">
            <text:p>7/11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30" calcext:value-type="date">
            <text:p>7/30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table:style-name="ce4" office:value-type="date" office:date-value="2016-08-15" calcext:value-type="date">
            <text:p>8/15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8" calcext:value-type="date">
            <text:p>8/18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2" calcext:value-type="date">
            <text:p>7/12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4" calcext:value-type="date">
            <text:p>7/14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2" calcext:value-type="date">
            <text:p>8/2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hemi094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1" calcext:value-type="date">
            <text:p>7/11/2016</text:p>
          </table:table-cell>
          <table:table-cell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9" calcext:value-type="date">
            <text:p>7/19/2016</text:p>
          </table:table-cell>
          <table:table-cell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/>
        </table:table-row>
        <table:table-row table:style-name="ro2">
          <table:table-cell office:value-type="string" calcext:value-type="string">
            <text:p>aran03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13" calcext:value-type="date">
            <text:p>8/13/2016</text:p>
          </table:table-cell>
          <table:table-cell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7" calcext:value-type="date">
            <text:p>7/27/2016</text:p>
          </table:table-cell>
          <table:table-cell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6" calcext:value-type="date">
            <text:p>7/16/2016</text:p>
          </table:table-cell>
          <table:table-cell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19" calcext:value-type="date">
            <text:p>8/19/2016</text:p>
          </table:table-cell>
          <table:table-cell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  <table:table-cell table:style-name="ce4" office:value-type="date" office:date-value="2016-07-13" calcext:value-type="date">
            <text:p>7/13/2016</text:p>
          </table:table-cell>
          <table:table-cell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/>
        </table:table-row>
        <table:table-row table:style-name="ro2">
          <table:table-cell office:value-type="string" calcext:value-type="string">
            <text:p>aran0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6" calcext:value-type="date">
            <text:p>7/26/2016</text:p>
          </table:table-cell>
          <table:table-cell/>
        </table:table-row>
        <table:table-row table:style-name="ro2">
          <table:table-cell office:value-type="string" calcext:value-type="string">
            <text:p>aran03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2" calcext:value-type="date">
            <text:p>7/12/2016</text:p>
          </table:table-cell>
          <table:table-cell/>
        </table:table-row>
        <table:table-row table:style-name="ro2">
          <table:table-cell office:value-type="string" calcext:value-type="string">
            <text:p>aran04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22" calcext:value-type="date">
            <text:p>7/22/2016</text:p>
          </table:table-cell>
          <table:table-cell/>
        </table:table-row>
        <table:table-row table:style-name="ro2">
          <table:table-cell office:value-type="string" calcext:value-type="string">
            <text:p>aran07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style-name="ce4" office:value-type="date" office:date-value="2016-08-19" calcext:value-type="date">
            <text:p>8/19/2016</text:p>
          </table:table-cell>
          <table:table-cell/>
        </table:table-row>
        <table:table-row table:style-name="ro2">
          <table:table-cell office:value-type="string" calcext:value-type="string">
            <text:p>aran08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style-name="ce4" office:value-type="date" office:date-value="2016-07-28" calcext:value-type="date">
            <text:p>7/28/2016</text:p>
          </table:table-cell>
          <table:table-cell/>
        </table:table-row>
        <table:table-row table:style-name="ro2">
          <table:table-cell office:value-type="string" calcext:value-type="string">
            <text:p>aran1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aran0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7-11" calcext:value-type="date">
            <text:p>7/11/2016</text:p>
          </table:table-cell>
          <table:table-cell/>
        </table:table-row>
        <table:table-row table:style-name="ro2">
          <table:table-cell office:value-type="string" calcext:value-type="string">
            <text:p>aran0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13" calcext:value-type="date">
            <text:p>7/13/2016</text:p>
          </table:table-cell>
          <table:table-cell/>
        </table:table-row>
        <table:table-row table:style-name="ro2">
          <table:table-cell office:value-type="string" calcext:value-type="string">
            <text:p>aran07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style-name="ce4" office:value-type="date" office:date-value="2016-08-04" calcext:value-type="date">
            <text:p>8/4/2016</text:p>
          </table:table-cell>
          <table:table-cell/>
        </table:table-row>
        <table:table-row table:style-name="ro2">
          <table:table-cell office:value-type="string" calcext:value-type="string">
            <text:p>aran07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style-name="ce4" office:value-type="date" office:date-value="2016-07-25" calcext:value-type="date">
            <text:p>7/25/2016</text:p>
          </table:table-cell>
          <table:table-cell/>
        </table:table-row>
        <table:table-row table:style-name="ro2">
          <table:table-cell office:value-type="string" calcext:value-type="string">
            <text:p>aran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tricpl</text:p>
          </table:table-cell>
          <table:table-cell table:style-name="ce4" office:value-type="date" office:date-value="2016-07-09" calcext:value-type="date">
            <text:p>7/9/2016</text:p>
          </table:table-cell>
          <table:table-cell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6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7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homa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9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8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1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0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0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1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2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homa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homa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2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6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vite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vite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vite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vite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vite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vite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8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0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5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8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9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7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3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5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e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6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5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5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5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5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9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5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6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6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7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5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5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4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5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9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7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3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5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5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ficu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55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1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7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7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7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solan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solan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5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2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0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0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7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7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7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7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5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70" calcext:value-type="float">
            <text:p>70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61" calcext:value-type="float">
            <text:p>6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7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7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7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7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an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an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9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2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7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3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5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7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7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prem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prem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8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prem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2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8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56" calcext:value-type="float">
            <text:p>56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9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8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ea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9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8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8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9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81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7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5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8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8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8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8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8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98" calcext:value-type="float">
            <text:p>98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4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7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81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7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9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7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8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5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5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3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8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8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8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ficu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8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8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8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2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4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81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7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1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3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6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9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008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7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47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7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g3p6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g3p6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g3p6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7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breyce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3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6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1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hemi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anies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anies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7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icp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7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7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3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hemi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aran1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7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a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t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icp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icp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tricp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rem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2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mant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7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2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06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6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8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ficuc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ficuc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ficuc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ficuc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homa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e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e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urenl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urenl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5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homa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7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karip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1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8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ficu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com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sorgp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sorgp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0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ea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ea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rem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icp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solat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solat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solat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3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3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9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2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2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4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19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13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ac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an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2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5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0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7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8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n03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table:number-columns-repeated="2"/>
        </table:table-row>
        <table:table-row table:style-name="ro2" table:number-rows-repeated="104549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2:44:37.6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24S</meta:editing-duration>
    <meta:editing-cycles>13</meta:editing-cycles>
    <meta:generator>LibreOffice/5.1.2.2$Windows_x86 LibreOffice_project/d3bf12ecb743fc0d20e0be0c58ca359301eb705f</meta:generator>
    <dc:date>2018-03-02T13:17:46.193000000</dc:date>
    <meta:document-statistic meta:table-count="3" meta:cell-count="14236" meta:object-count="0"/>
    <meta:user-defined meta:name="Info 1"/>
    <meta:user-defined meta:name="Info 2"/>
    <meta:user-defined meta:name="Info 3"/>
    <meta:user-defined meta:name="Info 4"/>
  </office:meta>
</office:document-meta>
</file>